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54d" officeooo:paragraph-rsid="0016c54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8f479" officeooo:paragraph-rsid="0018f47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41e0" officeooo:paragraph-rsid="001a41e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c2c74" officeooo:paragraph-rsid="001c2c7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da1bd" officeooo:paragraph-rsid="001da1b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3a5c9" officeooo:paragraph-rsid="0023a5c9"/>
    </style:style>
    <style:style style:name="T1" style:family="text">
      <style:text-properties officeooo:rsid="001ec3c3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6</text:p>
      <text:p text:style-name="P1"/>
      <text:list xml:id="list3709073897" text:style-name="L1">
        <text:list-item>
          <text:p text:style-name="P2">How does food processing occur?</text:p>
          <text:list>
            <text:list-item>
              <text:p text:style-name="P2">Ingestion, digestion, absorption, and elimination </text:p>
            </text:list-item>
          </text:list>
        </text:list-item>
        <text:list-item>
          <text:p text:style-name="P3">Chemical digestion: the breakdown of large organic molecules to their components </text:p>
        </text:list-item>
        <text:list-item>
          <text:p text:style-name="P4">Digestion occurs in specialized compartments </text:p>
          <text:list>
            <text:list-item>
              <text:p text:style-name="P4">Sponges and protists digest food in vacuoles </text:p>
            </text:list-item>
            <text:list-item>
              <text:p text:style-name="P4">Most animals digest food in compartments </text:p>
              <text:list>
                <text:list-item>
                  <text:p text:style-name="P4">Cnidarians and flatworms have a gastrovascular cavity with a single opening, the mouth </text:p>
                  <text:list>
                    <text:list-item>
                      <text:p text:style-name="P4">Food enters the mouth </text:p>
                    </text:list-item>
                    <text:list-item>
                      <text:p text:style-name="P4">Enzymes from cells lining the gastrovascular cavity break down the food </text:p>
                    </text:list-item>
                    <text:list-item>
                      <text:p text:style-name="P4">Other cells engulf these small food particles</text:p>
                    </text:list-item>
                    <text:list-item>
                      <text:p text:style-name="P4">Undigested materials are expelled back out the mouth </text:p>
                    </text:list-item>
                  </text:list>
                </text:list-item>
                <text:list-item>
                  <text:p text:style-name="P5">Most <text:span text:style-name="T1">animals</text:span> have an alimentary canal with: </text:p>
                  <text:list>
                    <text:list-item>
                      <text:p text:style-name="P5">A mouth at one end, an anus at the other end </text:p>
                    </text:list-item>
                    <text:list-item>
                      <text:p text:style-name="P5">Specialized regions associated with one-way flow of food</text:p>
                    </text:list-item>
                    <text:list-item>
                      <text:p text:style-name="P5">Relative to their body size</text:p>
                      <text:list>
                        <text:list-item>
                          <text:p text:style-name="P5">Longer in herbivores and omnivores </text:p>
                        </text:list-item>
                        <text:list-item>
                          <text:p text:style-name="P5">Shorter in carnivores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Digestion begins in the oral cavity</text:p>
          <text:list>
            <text:list-item>
              <text:p text:style-name="P6">The tongue tastes the food, shapes the food into a ball called a <text:span text:style-name="T2">bolus</text:span>, and moves it toward the pharynx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32:47.228603162</meta:creation-date>
    <dc:date>2018-02-06T10:48:27.509315987</dc:date>
    <meta:editing-duration>PT15M36S</meta:editing-duration>
    <meta:editing-cycles>12</meta:editing-cycles>
    <meta:generator>LibreOffice/5.4.4.2$Linux_X86_64 LibreOffice_project/40m0$Build-2</meta:generator>
    <meta:document-statistic meta:table-count="0" meta:image-count="0" meta:object-count="0" meta:page-count="1" meta:paragraph-count="20" meta:word-count="171" meta:character-count="990" meta:non-whitespace-character-count="843"/>
  </office:meta>
</office:document-meta>
</file>